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7.214cm"/>
    </style:style>
    <style:style style:name="Tabelle1.C" style:family="table-column">
      <style:table-column-properties style:column-width="6.073cm"/>
    </style:style>
    <style:style style:name="Tabelle1.D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D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D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style:font-name="DejaVu Sans" fo:font-weight="bold" style:font-weight-asian="bold" style:font-weight-complex="bold"/>
    </style:style>
    <style:style style:name="P11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2" style:family="paragraph" style:parent-style-name="Horizontal_20_Line">
      <style:text-properties style:font-name="Arial" fo:font-size="10.5pt" style:font-size-asian="10.5pt" style:font-size-complex="10.5pt"/>
    </style:style>
    <style:style style:name="P13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DejaVu Sans1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DejaVu Sans2" fo:font-size="12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DejaVu Sans1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otalpric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0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3" office:value-type="string">
            <text:p text:style-name="P11">Musterfirma, Musterstrasse 2345 Musterstadt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svg:y="-0.069cm" draw:z-index="36" draw:style-name="gr2" draw:text-style-name="P18" svg:width="6.298cm" svg:height="0.689cm" draw:control="control37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7" draw:style-name="gr3" draw:text-style-name="P18" svg:width="6.298cm" svg:height="0.689cm" draw:control="control38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8" draw:style-name="gr3" draw:text-style-name="P18" svg:width="6.298cm" svg:height="0.689cm" draw:control="control39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/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0">Rechnung</text:p>
            <text:p text:style-name="P2"><draw:control text:anchor-type="as-char" draw:z-index="35" draw:style-name="gr3" draw:text-style-name="P17" svg:width="2.712cm" svg:height="0.689cm" draw:control="control36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0" draw:style-name="gr1" draw:text-style-name="P13" svg:width="3.19cm" svg:height="0.689cm" draw:control="control1"/> <text:s text:c="3"/></text:p>
          </table:table-cell>
          <table:covered-table-cell/>
          <table:table-cell table:style-name="Tabelle1.A1" table:number-columns-spanned="2" office:value-type="string">
            <text:p text:style-name="P3"><draw:control text:anchor-type="as-char" draw:z-index="34" draw:style-name="gr3" draw:text-style-name="P17" svg:width="2.712cm" svg:height="0.689cm" draw:control="control35"/></text:p>
          </table:table-cell>
          <table:covered-table-cell/>
        </table:table-row>
        <table:table-row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4" draw:style-name="gr2" draw:text-style-name="P14" svg:width="1.43cm" svg:height="0.689cm" draw:control="control25"/></text:p>
          </table:table-cell>
          <table:table-cell table:style-name="Tabelle1.A9" table:number-columns-spanned="2" office:value-type="string">
            <text:p text:style-name="P1"><draw:control text:anchor-type="as-char" draw:z-index="23" draw:style-name="gr3" draw:text-style-name="P14" svg:width="13.188cm" svg:height="0.689cm" draw:control="control24"/></text:p>
          </table:table-cell>
          <table:covered-table-cell/>
          <table:table-cell table:style-name="Tabelle1.D9" office:value-type="string">
            <text:p text:style-name="P1"><draw:control text:anchor-type="as-char" svg:y="-0.344cm" draw:z-index="1" draw:style-name="gr2" draw:text-style-name="P14" svg:width="2.453cm" svg:height="0.689cm" draw:control="control2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5" draw:style-name="gr2" draw:text-style-name="P14" svg:width="1.43cm" svg:height="0.689cm" draw:control="control26"/></text:p>
          </table:table-cell>
          <table:table-cell table:style-name="Tabelle1.A10" table:number-columns-spanned="2" office:value-type="string">
            <text:p text:style-name="P1"><draw:control text:anchor-type="as-char" draw:z-index="22" draw:style-name="gr3" draw:text-style-name="P14" svg:width="13.214cm" svg:height="0.689cm" draw:control="control23"/></text:p>
          </table:table-cell>
          <table:covered-table-cell/>
          <table:table-cell table:style-name="Tabelle1.D10" office:value-type="string">
            <text:p text:style-name="P1"><draw:control text:anchor-type="as-char" draw:z-index="2" draw:style-name="gr3" draw:text-style-name="P14" svg:width="2.573cm" svg:height="0.689cm" draw:control="control3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6" draw:style-name="gr2" draw:text-style-name="P14" svg:width="1.43cm" svg:height="0.689cm" draw:control="control27"/></text:p>
          </table:table-cell>
          <table:table-cell table:style-name="Tabelle1.A10" table:number-columns-spanned="2" office:value-type="string">
            <text:p text:style-name="P1"><draw:control text:anchor-type="as-char" draw:z-index="21" draw:style-name="gr3" draw:text-style-name="P14" svg:width="13.161cm" svg:height="0.689cm" draw:control="control22"/></text:p>
          </table:table-cell>
          <table:covered-table-cell/>
          <table:table-cell table:style-name="Tabelle1.D10" office:value-type="string">
            <text:p text:style-name="P1"><draw:control text:anchor-type="as-char" draw:z-index="3" draw:style-name="gr3" draw:text-style-name="P14" svg:width="2.477cm" svg:height="0.689cm" draw:control="control4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7" draw:style-name="gr2" draw:text-style-name="P14" svg:width="1.43cm" svg:height="0.689cm" draw:control="control28"/></text:p>
          </table:table-cell>
          <table:table-cell table:style-name="Tabelle1.A10" table:number-columns-spanned="2" office:value-type="string">
            <text:p text:style-name="P1"><draw:control text:anchor-type="as-char" draw:z-index="20" draw:style-name="gr3" draw:text-style-name="P14" svg:width="13.188cm" svg:height="0.689cm" draw:control="control21"/></text:p>
          </table:table-cell>
          <table:covered-table-cell/>
          <table:table-cell table:style-name="Tabelle1.D10" office:value-type="string">
            <text:p text:style-name="P1"><draw:control text:anchor-type="as-char" draw:z-index="4" draw:style-name="gr3" draw:text-style-name="P14" svg:width="2.504cm" svg:height="0.689cm" draw:control="control5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2" draw:text-style-name="P14" svg:width="1.43cm" svg:height="0.689cm" draw:control="control29"/></text:p>
          </table:table-cell>
          <table:table-cell table:style-name="Tabelle1.A10" table:number-columns-spanned="2" office:value-type="string">
            <text:p text:style-name="P1"><draw:control text:anchor-type="as-char" draw:z-index="19" draw:style-name="gr3" draw:text-style-name="P14" svg:width="13.188cm" svg:height="0.689cm" draw:control="control20"/></text:p>
          </table:table-cell>
          <table:covered-table-cell/>
          <table:table-cell table:style-name="Tabelle1.D10" office:value-type="string">
            <text:p text:style-name="P1"><draw:control text:anchor-type="as-char" draw:z-index="5" draw:style-name="gr3" draw:text-style-name="P14" svg:width="2.573cm" svg:height="0.689cm" draw:control="control6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2" draw:text-style-name="P14" svg:width="1.43cm" svg:height="0.689cm" draw:control="control30"/></text:p>
          </table:table-cell>
          <table:table-cell table:style-name="Tabelle1.A10" table:number-columns-spanned="2" office:value-type="string">
            <text:p text:style-name="P1"><draw:control text:anchor-type="as-char" draw:z-index="18" draw:style-name="gr3" draw:text-style-name="P14" svg:width="13.188cm" svg:height="0.689cm" draw:control="control19"/></text:p>
          </table:table-cell>
          <table:covered-table-cell/>
          <table:table-cell table:style-name="Tabelle1.D10" office:value-type="string">
            <text:p text:style-name="P1"><draw:control text:anchor-type="as-char" draw:z-index="6" draw:style-name="gr3" draw:text-style-name="P14" svg:width="2.53cm" svg:height="0.689cm" draw:control="control7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2" draw:text-style-name="P14" svg:width="1.43cm" svg:height="0.689cm" draw:control="control31"/></text:p>
          </table:table-cell>
          <table:table-cell table:style-name="Tabelle1.A10" table:number-columns-spanned="2" office:value-type="string">
            <text:p text:style-name="P1"><draw:control text:anchor-type="as-char" draw:z-index="17" draw:style-name="gr3" draw:text-style-name="P14" svg:width="13.239cm" svg:height="0.689cm" draw:control="control18"/></text:p>
          </table:table-cell>
          <table:covered-table-cell/>
          <table:table-cell table:style-name="Tabelle1.D10" office:value-type="string">
            <text:p text:style-name="P1"><draw:control text:anchor-type="as-char" draw:z-index="7" draw:style-name="gr3" draw:text-style-name="P14" svg:width="2.573cm" svg:height="0.689cm" draw:control="control8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1" draw:style-name="gr2" draw:text-style-name="P14" svg:width="1.43cm" svg:height="0.689cm" draw:control="control32"/></text:p>
          </table:table-cell>
          <table:table-cell table:style-name="Tabelle1.A10" table:number-columns-spanned="2" office:value-type="string">
            <text:p text:style-name="P1"><draw:control text:anchor-type="as-char" draw:z-index="16" draw:style-name="gr3" draw:text-style-name="P14" svg:width="13.239cm" svg:height="0.689cm" draw:control="control17"/></text:p>
          </table:table-cell>
          <table:covered-table-cell/>
          <table:table-cell table:style-name="Tabelle1.D10" office:value-type="string">
            <text:p text:style-name="P1"><draw:control text:anchor-type="as-char" draw:z-index="8" draw:style-name="gr3" draw:text-style-name="P14" svg:width="2.573cm" svg:height="0.689cm" draw:control="control9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2" draw:style-name="gr2" draw:text-style-name="P14" svg:width="1.43cm" svg:height="0.689cm" draw:control="control33"/></text:p>
          </table:table-cell>
          <table:table-cell table:style-name="Tabelle1.A10" table:number-columns-spanned="2" office:value-type="string">
            <text:p text:style-name="P1"><draw:control text:anchor-type="as-char" draw:z-index="15" draw:style-name="gr3" draw:text-style-name="P14" svg:width="13.188cm" svg:height="0.689cm" draw:control="control16"/></text:p>
          </table:table-cell>
          <table:covered-table-cell/>
          <table:table-cell table:style-name="Tabelle1.D10" office:value-type="string">
            <text:p text:style-name="P1"><draw:control text:anchor-type="as-char" draw:z-index="9" draw:style-name="gr3" draw:text-style-name="P14" svg:width="2.573cm" svg:height="0.689cm" draw:control="control10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3" draw:style-name="gr2" draw:text-style-name="P14" svg:width="1.43cm" svg:height="0.689cm" draw:control="control34"/></text:p>
          </table:table-cell>
          <table:table-cell table:style-name="Tabelle1.A10" table:number-columns-spanned="2" office:value-type="string">
            <text:p text:style-name="P1"><draw:control text:anchor-type="as-char" draw:z-index="14" draw:style-name="gr3" draw:text-style-name="P14" svg:width="13.158cm" svg:height="0.689cm" draw:control="control15"/></text:p>
          </table:table-cell>
          <table:covered-table-cell/>
          <table:table-cell table:style-name="Tabelle1.D10" office:value-type="string">
            <text:p text:style-name="P1"><draw:control text:anchor-type="as-char" draw:z-index="10" draw:style-name="gr3" draw:text-style-name="P14" svg:width="2.53cm" svg:height="0.689cm" draw:control="control11"/></text:p>
          </table:table-cell>
        </table:table-row>
        <table:table-row table:style-name="Tabelle1.19">
          <table:table-cell table:style-name="Tabelle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7"><draw:control text:anchor-type="paragraph" draw:z-index="12" draw:style-name="gr4" draw:text-style-name="P15" svg:width="0.623cm" svg:height="0.694cm" svg:x="13.01cm" svg:y="0.03cm" draw:control="control13"/>Mehrwertssteuer <text:s/>( <text:s text:c="7"/>%): <text:s text:c="5"/></text:p>
          </table:table-cell>
          <table:covered-table-cell/>
          <table:covered-table-cell/>
          <table:table-cell table:style-name="Tabelle1.A1" office:value-type="string">
            <text:p text:style-name="P9"><draw:control text:anchor-type="as-char" draw:z-index="11" draw:style-name="gr3" draw:text-style-name="P15" svg:width="2.244cm" svg:height="0.486cm" draw:control="control12"/> </text:p>
          </table:table-cell>
        </table:table-row>
        <table:table-row>
          <table:table-cell table:style-name="Tabelle1.A1" table:number-columns-spanned="3" office:value-type="string">
            <text:p text:style-name="P8">Gesamtpreis: <text:s text:c="4"/></text:p>
          </table:table-cell>
          <table:covered-table-cell/>
          <table:covered-table-cell/>
          <table:table-cell table:style-name="Tabelle1.A1" office:value-type="string">
            <text:p text:style-name="P2"><draw:control text:anchor-type="as-char" svg:y="-0.383cm" draw:z-index="13" draw:style-name="gr2" draw:text-style-name="P16" svg:width="2.269cm" svg:height="0.558cm" draw:control="control14"/> </text:p>
          </table:table-cell>
        </table:table-row>
      </table:table>
      <text:p text:style-name="Standard"/>
      <text:p text:style-name="Standard"/>
      <text:p text:style-name="Standard"/>
      <text:p text:style-name="P6">Wir bitten um Überweisung des Gesamtbetrages innerhalb 8 Tagen auf u.a. <text:tab/>Bankverbindung.</text:p>
      <text:p text:style-name="P6">Die Ware bleibt bis zur vollständigen Bezahlung unser Eigentum.</text:p>
      <text:p text:style-name="P5"/>
      <text:p text:style-name="P6">Bitte geben Sie bei Ihrer Überweisung die Rechnungsnummer mit an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adornments="Book"/>
    <style:font-face style:name="DejaVu Sans2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39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span text:style-name="T2">Bankverbindung: Stefan Muster | Sparkasse Musterhausen | </text:span><text:span text:style-name="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9T09:19:55</meta:creation-date>
    <dc:date>2008-02-06T23:29:16</dc:date>
    <meta:editing-cycles>51</meta:editing-cycles>
    <meta:editing-duration>PT20H33M2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6" meta:word-count="64" meta:character-count="611"/>
  </office:meta>
</office:document-meta>
</file>